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dffea" draw:fill-gradient-name="Gradient_20_1" draw:fill-hatch-name="Black_20_0_20_Degrees" draw:opacity="95%" draw:textarea-horizontal-align="left" draw:textarea-vertical-align="top" draw:shadow-opacity="95%"/>
    </style:style>
    <style:style style:name="gr2" style:family="graphic" style:parent-style-name="standard">
      <style:graphic-properties svg:stroke-width="0.025cm" draw:marker-start-width="0.237cm" draw:marker-end-width="0.237cm" draw:fill="solid" draw:fill-color="#e6e6e6" draw:textarea-horizontal-align="center" draw:textarea-vertical-align="top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solid" draw:fill-color="#e6e6ff" draw:textarea-horizontal-align="center" draw:textarea-vertical-align="top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fill="solid" draw:fill-color="#ccffff" draw:textarea-horizontal-align="center" draw:textarea-vertical-align="top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fo:min-height="0.437cm"/>
    </style:style>
    <style:style style:name="gr6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marker-start-width="0.274cm" draw:marker-end-width="0.274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959cm" svg:height="9.277cm" svg:x="1.323cm" svg:y="11.042cm">
          <text:p text:style-name="P1"><text:span text:style-name="T1">Data Layer</text:span></text:p>
        </draw:rect>
        <draw:rect draw:style-name="gr2" draw:text-style-name="P2" draw:id="id1" draw:layer="layout" svg:width="4.9cm" svg:height="4.798cm" svg:x="2.72cm" svg:y="2.251cm">
          <text:p text:style-name="P2"><text:span text:style-name="T2">vweb.HtmlPage</text:span></text:p>
          <text:p text:style-name="P3"><text:span text:style-name="T3">---------------------------------</text:span></text:p>
          <text:p text:style-name="P3"><text:span text:style-name="T3">title: str</text:span></text:p>
          <text:p text:style-name="P3"><text:span text:style-name="T3">form: cgi_FormStorage</text:span></text:p>
          <text:p text:style-name="P3"><text:span text:style-name="T3">style_sheets: list of urls</text:span></text:p>
          <text:p text:style-name="P3"><text:span text:style-name="T3">javascript: list of urls</text:span></text:p>
          <text:p text:style-name="P3"><text:span text:style-name="T3">---------------------------------</text:span></text:p>
          <text:p text:style-name="P3"><text:span text:style-name="T3">go(): HTML str</text:span></text:p>
          <text:p text:style-name="P3"><text:span text:style-name="T3">process(): None</text:span></text:p>
          <text:p text:style-name="P3"><text:span text:style-name="T3">genHtml(): HTML str</text:span></text:p>
          <text:p text:style-name="P3"><text:span text:style-name="T3"/></text:p>
        </draw:rect>
        <draw:rect draw:style-name="gr3" draw:text-style-name="P2" draw:id="id2" draw:layer="layout" svg:width="4.9cm" svg:height="3.799cm" svg:x="13.32cm" svg:y="2.751cm">
          <text:p text:style-name="P2"><text:span text:style-name="T2">Collection</text:span></text:p>
          <text:p text:style-name="P3"><text:span text:style-name="T3">---------------------------------</text:span></text:p>
          <text:p text:style-name="P3"><text:span text:style-name="T3">nav: Nav Obj</text:span></text:p>
          <text:p text:style-name="P3"><text:span text:style-name="T3">env: Env Obj</text:span></text:p>
          <text:p text:style-name="P3"><text:span text:style-name="T3">pages: Pages Obj</text:span></text:p>
          <text:p text:style-name="P3"><text:span text:style-name="T3">page: Page Obj</text:span></text:p>
          <text:p text:style-name="P3"><text:span text:style-name="T3">---------------------------------</text:span></text:p>
          <text:p text:style-name="P3"><text:span text:style-name="T3">getHtmlContent(): HTML str</text:span></text:p>
          <text:p text:style-name="P3"><text:span text:style-name="T3"/></text:p>
        </draw:rect>
        <draw:rect draw:style-name="gr4" draw:text-style-name="P2" draw:id="id7" draw:layer="layout" svg:width="4.9cm" svg:height="3.204cm" svg:x="10.32cm" svg:y="15.907cm">
          <text:p text:style-name="P2"><text:span text:style-name="T2">Page</text:span></text:p>
          <text:p text:style-name="P3"><text:span text:style-name="T3">---------------------------------</text:span></text:p>
          <text:p text:style-name="P3"><text:span text:style-name="T3">name: string</text:span></text:p>
          <text:p text:style-name="P3"><text:span text:style-name="T3">pics: list of Pic Obj</text:span></text:p>
          <text:p text:style-name="P3"><text:span text:style-name="T3">---------------------------------</text:span></text:p>
          <text:p text:style-name="P3"><text:span text:style-name="T3">__init__(name): None</text:span></text:p>
          <text:p text:style-name="P2"><text:span text:style-name="T3"/></text:p>
        </draw:rect>
        <draw:rect draw:style-name="gr3" draw:text-style-name="P2" draw:id="id3" draw:layer="layout" svg:width="4.9cm" svg:height="2.21cm" svg:x="20.82cm" svg:y="4.051cm">
          <text:p text:style-name="P2"><text:span text:style-name="T2">Env</text:span></text:p>
          <text:p text:style-name="P3"><text:span text:style-name="T3">---------------------------------</text:span></text:p>
          <text:p text:style-name="P3"><text:span text:style-name="T3">base_url: str</text:span></text:p>
          <text:p text:style-name="P3"><text:span text:style-name="T3">---------------------------------</text:span></text:p>
          <text:p text:style-name="P2"><text:span text:style-name="T3"/></text:p>
        </draw:rect>
        <draw:rect draw:style-name="gr3" draw:text-style-name="P2" draw:id="id4" draw:layer="layout" svg:width="4.9cm" svg:height="2.596cm" svg:x="20.82cm" svg:y="7.051cm">
          <text:p text:style-name="P2"><text:span text:style-name="T2">Nav</text:span></text:p>
          <text:p text:style-name="P3"><text:span text:style-name="T3">---------------------------------</text:span></text:p>
          <text:p text:style-name="P3"><text:span text:style-name="T3">pages: Page Obj</text:span></text:p>
          <text:p text:style-name="P3"><text:span text:style-name="T3">---------------------------------</text:span></text:p>
          <text:p text:style-name="P3"><text:span text:style-name="T3">nav(name): HTML str</text:span></text:p>
          <text:p text:style-name="P2"><text:span text:style-name="T3"/></text:p>
        </draw:rect>
        <draw:rect draw:style-name="gr3" draw:text-style-name="P2" draw:id="id9" draw:layer="layout" svg:width="4.9cm" svg:height="3.299cm" svg:x="13.32cm" svg:y="7.251cm">
          <text:p text:style-name="P2"><text:span text:style-name="T2">Oneup</text:span></text:p>
          <text:p text:style-name="P3"><text:span text:style-name="T3">---------------------------------</text:span></text:p>
          <text:p text:style-name="P3"><text:span text:style-name="T3">nav: Nav Obj</text:span></text:p>
          <text:p text:style-name="P3"><text:span text:style-name="T3">env: Env Obj</text:span></text:p>
          <text:p text:style-name="P3"><text:span text:style-name="T3">pic: Pic Obj</text:span></text:p>
          <text:p text:style-name="P3"><text:span text:style-name="T3">---------------------------------</text:span></text:p>
          <text:p text:style-name="P3"><text:span text:style-name="T3">getHtmlContent(): HTML str</text:span></text:p>
          <text:p text:style-name="P2"><text:span text:style-name="T3"/></text:p>
        </draw:rect>
        <draw:rect draw:style-name="gr4" draw:text-style-name="P2" draw:id="id8" draw:layer="layout" svg:width="4.9cm" svg:height="4.316cm" svg:x="17.161cm" svg:y="15.351cm">
          <text:p text:style-name="P2"><text:span text:style-name="T2">Pic</text:span></text:p>
          <text:p text:style-name="P3"><text:span text:style-name="T3">---------------------------------</text:span></text:p>
          <text:p text:style-name="P3"><text:span text:style-name="T3">name: str</text:span></text:p>
          <text:p text:style-name="P3"><text:span text:style-name="T3">caption: str</text:span></text:p>
          <text:p text:style-name="P3"><text:span text:style-name="T3">description: str</text:span></text:p>
          <text:p text:style-name="P3"><text:span text:style-name="T3">filename: str</text:span></text:p>
          <text:p text:style-name="P3"><text:span text:style-name="T3">page_name: str</text:span></text:p>
          <text:p text:style-name="P3"><text:span text:style-name="T3">---------------------------------</text:span></text:p>
          <text:p text:style-name="P3"><text:span text:style-name="T3">__init__(name): None</text:span></text:p>
          <text:p text:style-name="P2"><text:span text:style-name="T3"/></text:p>
        </draw:rect>
        <draw:rect draw:style-name="gr4" draw:text-style-name="P2" draw:id="id6" draw:layer="layout" svg:width="4.9cm" svg:height="2.832cm" svg:x="1.982cm" svg:y="13.525cm">
          <text:p text:style-name="P2"><text:span text:style-name="T2">Data</text:span></text:p>
          <text:p text:style-name="P3"><text:span text:style-name="T3">---------------------------------</text:span></text:p>
          <text:p text:style-name="P3"><text:span text:style-name="T3">yaml_data: dict </text:span></text:p>
          <text:p text:style-name="P3"><text:span text:style-name="T3">data: dict</text:span></text:p>
          <text:p text:style-name="P3"><text:span text:style-name="T3">---------------------------------</text:span></text:p>
          <text:p text:style-name="P3"><text:span text:style-name="T3">dump(): str</text:span></text:p>
        </draw:rect>
        <draw:frame draw:style-name="gr5" draw:text-style-name="P4" draw:layer="layout" svg:width="7.055cm" svg:height="0.721cm" svg:x="9.374cm" svg:y="1.277cm">
          <draw:text-box>
            <text:p text:style-name="P4"><text:span text:style-name="T4">Vpics Class Diagram</text:span><text:span text:style-name="T1"> </text:span><text:span text:style-name="T3">11/15/2014</text:span></text:p>
          </draw:text-box>
        </draw:frame>
        <draw:connector draw:style-name="gr6" draw:text-style-name="P2" draw:layer="layout" svg:x1="7.62cm" svg:y1="4.65cm" svg:x2="13.32cm" svg:y2="4.65cm" draw:start-shape="id1" draw:end-shape="id2" svg:d="m7620 4650h5700">
          <text:p/>
        </draw:connector>
        <draw:connector draw:style-name="gr7" draw:text-style-name="P5" draw:layer="layout" svg:x1="18.22cm" svg:y1="4.65cm" svg:x2="20.82cm" svg:y2="5.156cm" draw:start-shape="id2" draw:end-shape="id3" svg:d="m18220 4650h1300v506h1300">
          <text:p/>
        </draw:connector>
        <draw:connector draw:style-name="gr7" draw:text-style-name="P5" draw:layer="layout" svg:x1="18.22cm" svg:y1="4.65cm" svg:x2="20.82cm" svg:y2="8.349cm" draw:start-shape="id2" draw:end-shape="id4" svg:d="m18220 4650h1300v3699h1300">
          <text:p/>
        </draw:connector>
        <draw:connector draw:style-name="gr7" draw:text-style-name="P5" draw:layer="layout" draw:line-skew="0.424cm" svg:x1="10.12cm" svg:y1="13.167cm" svg:x2="6.882cm" svg:y2="14.941cm" draw:start-shape="id5" draw:start-glue-point="3" draw:end-shape="id6" svg:d="m10120 13167h-1195v1774h-2043">
          <text:p/>
        </draw:connector>
        <draw:connector draw:style-name="gr7" draw:text-style-name="P5" draw:layer="layout" draw:line-skew="0.33cm" svg:x1="10.32cm" svg:y1="17.509cm" svg:x2="6.882cm" svg:y2="14.941cm" draw:start-shape="id7" draw:end-shape="id6" svg:d="m10320 17509h-1389v-2568h-2049">
          <text:p/>
        </draw:connector>
        <draw:connector draw:style-name="gr7" draw:text-style-name="P5" draw:layer="layout" draw:line-skew="4.162cm" svg:x1="17.161cm" svg:y1="17.509cm" svg:x2="6.882cm" svg:y2="14.941cm" draw:start-shape="id8" draw:end-shape="id6" svg:d="m17161 17509h-977v-2568h-9302">
          <text:p/>
        </draw:connector>
        <draw:connector draw:style-name="gr7" draw:text-style-name="P5" draw:layer="layout" svg:x1="18.22cm" svg:y1="8.9cm" svg:x2="20.82cm" svg:y2="5.156cm" draw:start-shape="id9" draw:end-shape="id3" svg:d="m18220 8900h1300v-3744h1300">
          <text:p/>
        </draw:connector>
        <draw:connector draw:style-name="gr7" draw:text-style-name="P5" draw:layer="layout" svg:x1="18.22cm" svg:y1="8.9cm" svg:x2="20.82cm" svg:y2="8.349cm" draw:start-shape="id9" draw:end-shape="id4" svg:d="m18220 8900h1300v-551h1300">
          <text:p/>
        </draw:connector>
        <draw:connector draw:style-name="gr7" draw:text-style-name="P5" draw:layer="layout" draw:type="curve" draw:line-skew="-2.224cm" svg:x1="12.845cm" svg:y1="5.036cm" svg:x2="9.937cm" svg:y2="12.406cm" draw:start-shape="id10" draw:start-glue-point="5" svg:d="m12845 5036c-5902 0-4448 7370-2908 7370">
          <text:p/>
        </draw:connector>
        <draw:connector draw:style-name="gr7" draw:text-style-name="P5" draw:layer="layout" draw:type="curve" draw:line-skew="-3.85cm" svg:x1="12.845cm" svg:y1="5.036cm" svg:x2="10.23cm" svg:y2="16.581cm" draw:start-shape="id10" draw:start-glue-point="5" svg:d="m12845 5036c-8121 0-6813 11545-2615 11545">
          <text:p/>
        </draw:connector>
        <draw:connector draw:style-name="gr7" draw:text-style-name="P5" draw:layer="layout" draw:type="curve" svg:x1="18.715cm" svg:y1="9.437cm" svg:x2="19.611cm" svg:y2="15.351cm" draw:start-shape="id11" draw:start-glue-point="7" draw:end-shape="id8" svg:d="m18715 9437c598 0 896 1971 896 5914">
          <text:p/>
        </draw:connector>
        <draw:rect draw:style-name="gr4" draw:text-style-name="P2" draw:id="id5" draw:layer="layout" svg:width="4.9cm" svg:height="2.832cm" svg:x="10.12cm" svg:y="11.751cm">
          <text:p text:style-name="P2"><text:span text:style-name="T2">Pages</text:span></text:p>
          <text:p text:style-name="P3"><text:span text:style-name="T3">---------------------------------</text:span></text:p>
          <text:p text:style-name="P3"><text:span text:style-name="T3">first_page: Page obj</text:span></text:p>
          <text:p text:style-name="P3"><text:span text:style-name="T3">List: list of Page objs</text:span></text:p>
          <text:p text:style-name="P3"><text:span text:style-name="T3">---------------------------------</text:span></text:p>
          <text:p text:style-name="P3"><text:span text:style-name="T3">list(): list of Page objs</text:span></text:p>
        </draw:rect>
        <draw:custom-shape draw:style-name="gr8" draw:text-style-name="P5" draw:layer="layout" svg:width="0.485cm" svg:height="0.486cm" draw:transform="rotate (1.5707963267946) translate (7.592cm 4.85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469cm" svg:height="0.469cm" svg:x="18.244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draw:layer="layout" svg:width="0.469cm" svg:height="0.469cm" svg:x="18.245cm" svg:y="8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id="id10" draw:layer="layout" svg:width="0.469cm" svg:height="0.469cm" svg:x="12.845cm" svg:y="4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draw:id="id11" draw:layer="layout" svg:width="0.469cm" svg:height="0.469cm" svg:x="18.246cm" svg:y="9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469cm" svg:height="0.469cm" svg:x="9.646cm" svg:y="12.90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5" draw:layer="layout" svg:width="0.469cm" svg:height="0.469cm" svg:x="9.847cm" svg:y="17.27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2" draw:layer="layout" svg:x1="7.62cm" svg:y1="4.65cm" svg:x2="13.32cm" svg:y2="8.9cm" draw:end-shape="id9" svg:d="m7620 4650h2594v4250h3106">
          <text:p/>
        </draw:connector>
        <draw:connector draw:style-name="gr11" draw:text-style-name="P5" draw:layer="layout" svg:x1="15.22cm" svg:y1="17.509cm" svg:x2="17.161cm" svg:y2="17.509cm" draw:start-shape="id7" draw:end-shape="id8" svg:d="m15220 17509h1941">
          <text:p/>
        </draw:connector>
        <draw:custom-shape draw:style-name="gr10" draw:text-style-name="P5" draw:layer="layout" svg:width="0.469cm" svg:height="0.469cm" svg:x="16.648cm" svg:y="17.27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ink</meta:initial-creator>
    <meta:creation-date>2014-11-15T15:51:42</meta:creation-date>
    <dc:date>2014-11-15T17:01:35</dc:date>
    <dc:creator>David Link</dc:creator>
    <meta:editing-duration>PT01H09M54S</meta:editing-duration>
    <meta:editing-cycles>18</meta:editing-cycles>
    <meta:generator>OpenOffice.org/3.2$Unix OpenOffice.org_project/320m12$Build-9483</meta:generator>
    <meta:document-statistic meta:object-count="32"/>
  </office:meta>
</office:document-meta>
</file>